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ity.Entity( int id , String name , Entity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tity.getObj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create( @ JSONField ( name = "id" ) int id , @ JSONField ( name = "name" ) String name , Entity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CreatorTest5.test_create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